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21cm"/>
    </style:style>
    <style:style style:name="co2" style:family="table-column">
      <style:table-column-properties fo:break-before="auto" style:column-width="3.286cm"/>
    </style:style>
    <style:style style:name="co3" style:family="table-column">
      <style:table-column-properties fo:break-before="auto" style:column-width="4.53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9.31cm" svg:height="10.862cm" svg:x="12.623cm" svg:y="0.365cm">
            <draw:object draw:notify-on-update-of-ranges="Sheet1.B1:Sheet1.C1 Sheet1.A3:Sheet1.A3 Sheet1.B3:Sheet1.C3 Sheet1.A2:Sheet1.A2 Sheet1.B2:Sheet1.C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equests/sec</text:p>
          </table:table-cell>
          <table:table-cell office:value-type="string" calcext:value-type="string">
            <text:p>Serialization</text:p>
          </table:table-cell>
          <table:table-cell office:value-type="string" calcext:value-type="string">
            <text:p>DB request</text:p>
          </table:table-cell>
        </table:table-row>
        <table:table-row table:style-name="ro1">
          <table:table-cell office:value-type="string" calcext:value-type="string">
            <text:p>Sync (Flask)</text:p>
          </table:table-cell>
          <table:table-cell office:value-type="float" office:value="60270" calcext:value-type="float">
            <text:p>60270</text:p>
          </table:table-cell>
          <table:table-cell office:value-type="float" office:value="17172" calcext:value-type="float">
            <text:p>17172</text:p>
          </table:table-cell>
        </table:table-row>
        <table:table-row table:style-name="ro1">
          <table:table-cell office:value-type="string" calcext:value-type="string">
            <text:p>AsyncIO (API-Hour)</text:p>
          </table:table-cell>
          <table:table-cell office:value-type="float" office:value="396161" calcext:value-type="float">
            <text:p>396161</text:p>
          </table:table-cell>
          <table:table-cell office:value-type="float" office:value="128864" calcext:value-type="float">
            <text:p>1288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31">00/00/0000</text:date>, <text:time style:data-style-name="N2" text:time-value="09:27:18.6861261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6T15:10:20.702410414</meta:creation-date>
    <dc:date>2015-01-31T09:29:42.960497136</dc:date>
    <meta:editing-duration>PT1H35M37S</meta:editing-duration>
    <meta:editing-cycles>6</meta:editing-cycles>
    <meta:generator>LibreOffice/4.2.7.2$Linux_X86_64 LibreOffice_project/420m0$Build-2</meta:generator>
    <dc:creator>Ludovic Gasc</dc:creator>
    <meta:document-statistic meta:table-count="1" meta:cell-count="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311cm" svg:height="10.863cm" xlink:href=".." xlink:type="simple" chart:class="chart:bar" chart:row-mapping="1 0" chart:style-name="ch1">
        <chart:legend chart:legend-position="end" svg:x="15.54cm" svg:y="4.883cm" style:legend-expansion="high" chart:style-name="ch2"/>
        <chart:plot-area chart:style-name="ch3" table:cell-range-address="Sheet1.A1:Sheet1.C3" chart:data-source-has-labels="both" svg:x="0.386cm" svg:y="0.217cm" svg:width="14.768cm" svg:height="10.429cm">
          <chartooo:coordinate-region svg:x="2.516cm" svg:y="0.217cm" svg:width="12.082cm" svg:height="9.782cm"/>
          <chart:axis chart:dimension="x" chart:name="primary-x" chart:style-name="ch4" chartooo:axis-type="auto">
            <chartooo:date-scale/>
            <chart:categories table:cell-range-address="Sheet1.B1:Sheet1.C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C3" chart:label-cell-address="Sheet1.A3:Sheet1.A3" chart:class="chart:bar">
            <chart:data-point chart:repeated="2"/>
          </chart:series>
          <chart:series chart:style-name="ch8" chart:values-cell-range-address="Sheet1.B2:Sheet1.C2" chart:label-cell-address="Sheet1.A2:Sheet1.A2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ization</text:p>
                <draw:g>
                  <svg:desc>Sheet1.B1:Sheet1.C1</svg:desc>
                </draw:g>
              </table:table-cell>
              <table:table-cell office:value-type="string">
                <text:p>DB request</text:p>
              </table:table-cell>
            </table:table-row>
          </table:table-header-rows>
          <table:table-rows>
            <table:table-row>
              <table:table-cell office:value-type="string">
                <text:p>AsyncIO (API-Hour)</text:p>
                <draw:g>
                  <svg:desc>Sheet1.A3:Sheet1.A3</svg:desc>
                </draw:g>
              </table:table-cell>
              <table:table-cell office:value-type="float" office:value="396161">
                <text:p>396161</text:p>
                <draw:g>
                  <svg:desc>Sheet1.B3:Sheet1.C3</svg:desc>
                </draw:g>
              </table:table-cell>
              <table:table-cell office:value-type="float" office:value="128864">
                <text:p>128864</text:p>
              </table:table-cell>
            </table:table-row>
            <table:table-row>
              <table:table-cell office:value-type="string">
                <text:p>Sync (Flask)</text:p>
                <draw:g>
                  <svg:desc>Sheet1.A2:Sheet1.A2</svg:desc>
                </draw:g>
              </table:table-cell>
              <table:table-cell office:value-type="float" office:value="60270">
                <text:p>60270</text:p>
                <draw:g>
                  <svg:desc>Sheet1.B2:Sheet1.C2</svg:desc>
                </draw:g>
              </table:table-cell>
              <table:table-cell office:value-type="float" office:value="17172">
                <text:p>171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